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 PROPHECIES OF JESUS (13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WO PROPHECIES OF JESUS (13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n regard to the Temple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n regard to the Tribulation (13:3-2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In regard to the Tribulation (13:3-27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Events during the first half of the Tribulation (13:4-13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Events during the first half of the Tribulation (13:4-13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false Messiahs (13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orldwide wars (13:7-8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Earthquakes and famines (13:8b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ersecution of the godly (13:9, 12-13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ersecution of the godly (13:9, 12-13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Political and religious persecution (13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amily persecution (13:12-1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Events during the first half of the Tribulation (13:4-13)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ppearance of false Messiahs (13:4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orldwide wars (13:7-8a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rthquakes and famines (13:8b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ersecution of the godly (13:9, 12-1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Universal preaching of the Gospel (13: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Ministry of the Holy Spirit (13: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In regard to the Tribulation (13:3-27):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Events during the first half of the Tribulation (13:4-1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Events during the final half of the Tribulation (13:14-2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Events during the final half of the Tribulation (13:14-27)<text:s text:c="1"/></text:span><text:span text:style-name="a545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esecration of the third Temple (13:14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Unprecedented horror (13:17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alse rumors of Christ's return (13:21-2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Fearful happenings concerning the sun, moon, and stars (13:24-2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econd coming of Christ (13:26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gathering of Israel (13:2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In regard to the Tribulation (13:3-27):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Events during the first half of the Tribulation (13:4-1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Events during the final half of the Tribulation (13:14-2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TWO PROPHECIES OF JESUS (13:1-27)<text:s text:c="1"/></text:span><text:span text:style-name="a587" text:class-names=""/></text:p>
          </draw:text-box>
          <svg:title/>
          <svg:desc/>
        </draw:frame>
        <draw:frame draw:id="id102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In regard to the Temple (13:1-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In regard to the Tribulation (13:3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1" draw:style-name="a600" draw:master-page-name="Master1-Layout12-tx-Title-and-Text" presentation:presentation-page-layout-name="Master1-PPL12" draw:id="Slide-266">
        <draw:frame draw:id="id103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MARK 13</text:span><text:span text:style-name="a602" text:class-names=""/></text:p>
          </draw:text-box>
          <svg:title/>
          <svg:desc/>
        </draw:frame>
        <draw:frame draw:id="id104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TWO PROPHECIES OF JESUS (13:1-27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TWO PARABLES OF JESUS (13:28-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2" draw:style-name="a615" draw:master-page-name="Master1-Layout1-title-Title-Slide" presentation:presentation-page-layout-name="Master1-PPL1" draw:id="Slide-267">
        <draw:frame draw:id="id105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THE TWO PARABLES OF JESUS (13:28-37)<text:s text:c="1"/></text:span><text:span text:style-name="a617" text:class-names=""/></text:p>
          </draw:text-box>
          <svg:title/>
          <svg:desc/>
        </draw:frame>
        <draw:frame draw:id="id106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Parable of the fig tree (13:28-31):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Parable of the fig tree (13:28-31):<text:s text:c="1"/></text:span><text:span text:style-name="a627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sign (13: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ignificance (13:29-30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surety (13: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TWO PARABLES OF JESUS (13:28-37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Parable of the fig tree (13:28-3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Parable of the alert servants (13:32-3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Parable of the alert servants (13:32-3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Because of the task (13:34-35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ecause of the time (13:32-33, 36-37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TWO PARABLES OF JESUS (13:28-3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arable of the fig tree (13:28-3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Parable of the alert servants (13:32-37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MARK 13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THE TWO PROPHECIES OF JESUS (13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TWO PARABLES OF JESUS (13:28-3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3</dc:title>
    <meta:initial-creator>David STRICKLAND</meta:initial-creator>
    <dc:creator>David STRICKLAND</dc:creator>
    <meta:creation-date>2020-02-22T19:30:25Z</meta:creation-date>
    <dc:date>2020-02-22T19:30:26Z</dc:date>
    <meta:template xlink:href="BibleStudy" xlink:type="simple"/>
    <meta:editing-cycles>1</meta:editing-cycles>
    <meta:editing-duration>PT0S</meta:editing-duration>
    <meta:document-statistic meta:paragraph-count="59" meta:word-count="505"/>
  </office:meta>
</office:document-meta>
</file>